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8.75cm" fo:min-width="12.8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3.3cm" svg:height="9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3cm" svg:height="9cm" svg:x="1cm" svg:y="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3cm" svg:height="9cm" svg:x="15.5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3cm" svg:height="9cm" svg:x="15.5cm" svg:y="1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1T21:54:11.051623193</meta:creation-date>
    <dc:date>2020-02-01T22:06:00.766505666</dc:date>
    <meta:editing-duration>PT1M28S</meta:editing-duration>
    <meta:editing-cycles>1</meta:editing-cycles>
    <meta:document-statistic meta:object-count="4"/>
    <meta:generator>LibreOffice/6.0.1.1$Linux_X86_64 LibreOffice_project/00m0$Build-1</meta:generator>
  </office:meta>
</office:document-meta>
</file>